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äyttöohjeet</text:p>
      <text:p text:style-name="P1"><text:span text:style-name="T1"/></text:p>
      <text:p text:style-name="P1"><text:span text:style-name="T1"/></text:p>
      <text:p text:style-name="P2"><text:span text:style-name="T1">Käyttöohje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Leponiemi</meta:initial-creator>
    <meta:creation-date>2012-05-18T17:36:38</meta:creation-date>
    <dc:date>2012-05-18T17:39:18</dc:date>
    <dc:creator>Laura Leponiemi</dc:creator>
    <meta:editing-duration>PT00H02M4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2" meta:character-count="24"/>
  </office:meta>
</office:document-meta>
</file>